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ffc" officeooo:paragraph-rsid="0002affc"/>
    </style:style>
    <style:style style:name="P2" style:family="paragraph" style:parent-style-name="Standard">
      <style:text-properties fo:color="#0066ff" officeooo:rsid="0002affc" officeooo:paragraph-rsid="0002affc"/>
    </style:style>
    <style:style style:name="T1" style:family="text">
      <style:text-properties fo:color="#0066ff"/>
    </style:style>
    <style:style style:name="T2" style:family="text">
      <style:text-properties fo:color="#6666ff"/>
    </style:style>
    <style:style style:name="T3" style:family="text">
      <style:text-properties fo:color="#0066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BUNTU TRUSTY 14.04 [LTS] İÇİN DOCKER KURULUMU</text:span> </text:p>
      <text:p text:style-name="P1"/>
      <text:p text:style-name="P1">Öncelikle Docker için Ubuntu sürümü ne olursa olsun 64-bit kurulum gerektirir. Ayrıca kernel sürümü en az 3.10 olması gerekir. En son kernel sürümü 3.10 alt veya daha yeni bir sürümü de kabul edilebilir. </text:p>
      <text:p text:style-name="P1"/>
      <text:p text:style-name="P1">Bilgisayarınızdaki kernel sürümünü kontrol etmek için terminal açın(CTRL+ALT+T) ve kernel sürümünü öğrenmek için: </text:p>
      <text:p text:style-name="P1">uname -r </text:p>
      <text:p text:style-name="P1"/>
      <text:p text:style-name="P1">Eğer kernel sürümünüz Docker için uygunsa kuruluma başlayabiliriz. </text:p>
      <text:p text:style-name="P1">Yeniden bir terminal açıp root olalım yada sudo ayrıcalıklarına sahip bir kullanıcı ile terminali açalım. </text:p>
      <text:p text:style-name="P1"/>
      <text:p text:style-name="P2">APT Kaynaklarını Güncelleme</text:p>
      <text:p text:style-name="P1"/>
      <text:p text:style-name="P1">1.Önce bir güncelleme yapalım : </text:p>
      <text:p text:style-name="P1"># apt-get update </text:p>
      <text:p text:style-name="P1"/>
      <text:p text:style-name="P1">2.Ardından CA sertifikasını indiriyoruz: </text:p>
      <text:p text:style-name="P1"># apt-get install apt-transport-https ca-certificates </text:p>
      <text:p text:style-name="P1"/>
      <text:p text:style-name="P1">3.GPG anahtarını ekliyoruz: </text:p>
      <text:p text:style-name="P1"># apt-key adv --keyserver hkp://p80.pool.sks-keyservers.net:80 --recv-keys 58118E89F3A912897C070ADBF76221572C52609D </text:p>
      <text:p text:style-name="P1"/>
      <text:p text:style-name="P1">4. /etc/apt/sources.list.d/docker.list dosyasını istediğiniz herhangi bir editör ile açalım, ben vim kullanıyorum : </text:p>
      <text:p text:style-name="P1"># vim /etc/apt/sources.list.d/docker.list </text:p>
      <text:p text:style-name="P1"/>
      <text:p text:style-name="P1">Dosya mevcut değilse, oluşturalım. </text:p>
      <text:p text:style-name="P1">İçinde herhangi bir şey yazıyorsa, silelim. </text:p>
      <text:p text:style-name="P1"/>
      <text:p text:style-name="P1">Ubuntu Trusty 14.04 (LTS) için dosyanın içerisine bu satırı ekleyelim: </text:p>
      <text:p text:style-name="P1"><text:span text:style-name="T2">deb</text:span> https://apt.dockerproject.org/repo ubuntu-trusty main </text:p>
      <text:p text:style-name="P1"/>
      <text:p text:style-name="P1">ve kaydedip(:wq) dosyayı kapatalım. </text:p>
      <text:p text:style-name="P1"/>
      <text:p text:style-name="P1">5.Tekrar güncelleme yapalım: </text:p>
      <text:p text:style-name="P1"># apt-get update </text:p>
      <text:p text:style-name="P1"/>
      <text:p text:style-name="P1">6.Varsa eski repoları temizleyelim: </text:p>
      <text:p text:style-name="P1"># apt-get purge lxc-docker </text:p>
      <text:p text:style-name="P1"/>
      <text:p text:style-name="P1">7.APT olduğunu doğrulayalım: </text:p>
      <text:p text:style-name="P1"># apt-cache policy docker-engine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Linux-image-extra paketini kernel sürümü için yükleyelim.</text:span> </text:p>
      <text:p text:style-name="P1"/>
      <text:p text:style-name="P1">1.Önce yine güncelleme yapalım: </text:p>
      <text:p text:style-name="P1">$ sudo apt-get update </text:p>
      <text:p text:style-name="P1"/>
      <text:p text:style-name="P1">2.Önerilen paketi yükleyelim: </text:p>
      <text:p text:style-name="P1">$ sudo apt-get install linux-image-extra-$(uname -r) </text:p>
      <text:p text:style-name="P1"/>
      <text:p text:style-name="P1">Devam edelim ve Docker'ı yükleyelim. </text:p>
      <text:p text:style-name="P1"/>
      <text:p text:style-name="P1">NOT: Ubuntu 14.04 ya da 12.04 için apparmor gereklidir. Apparmor kurulumu için: </text:p>
      <text:p text:style-name="P1"># apt-get install apparmor </text:p>
      <text:p text:style-name="P1"/>
      <text:p text:style-name="P1"><text:span text:style-name="T1">DOCKER KURULUMU</text:span> </text:p>
      <text:p text:style-name="P1"/>
      <text:p text:style-name="P1">1.Docker kurulumu için ön koşulları hallettikten sonra root olalım yada sudo yetkisine sahip kullanıcı ile Ubuntuyu başlatalım. </text:p>
      <text:p text:style-name="P1"/>
      <text:p text:style-name="P1">2.APT paketlerini güncelleyerek başlayalım: </text:p>
      <text:p text:style-name="P1">$ sudo apt-get update </text:p>
      <text:p text:style-name="P1"/>
      <text:p text:style-name="P1">3.Docker yüklemek için: </text:p>
      <text:p text:style-name="P1">$ sudo apt-get install docker-engine </text:p>
      <text:p text:style-name="P1"/>
      <text:p text:style-name="P1">4.Docker daemon başlatmak için: </text:p>
      <text:p text:style-name="P1">$ sudo service docker start </text:p>
      <text:p text:style-name="P1"/>
      <text:p text:style-name="P1">5.Doğrulama kontrolü için: </text:p>
      <text:p text:style-name="P1">$ sudo docker run hello-world </text:p>
      <text:p text:style-name="P1"/>
      <text:p text:style-name="P1">Bu komut bir test görüntüsü indirir ve konteyner çalıştırır. Konteyner çalıştığında bilgilendirici mesaj görünür ve sonra çık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00:59:42.498285718</meta:creation-date>
    <dc:date>2016-08-07T01:17:25.79269579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288" meta:character-count="2290" meta:non-whitespace-character-count="2006"/>
  </office:meta>
</office:document-meta>
</file>